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729fcf" draw:textarea-horizontal-align="justify" draw:textarea-vertical-align="middle" draw:auto-grow-height="fals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ccc99" draw:textarea-horizontal-align="justify" draw:textarea-vertical-align="middle" draw:auto-grow-height="fals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99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4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4" draw:layer="layout" svg:width="2.653cm" svg:height="2.951cm" draw:transform="rotate (2.91627064715732) translate (5.8755069899375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4" draw:layer="layout" svg:x1="5.718cm" svg:y1="14.732cm" svg:x2="24.768cm" svg:y2="14.732cm">
          <text:p/>
        </draw:line>
        <draw:frame draw:style-name="gr6" draw:text-style-name="P5" draw:layer="layout" svg:width="1.886cm" svg:height="0.962cm" svg:x="14.05cm" svg:y="15.156cm">
          <draw:text-box>
            <text:p>Time</text:p>
          </draw:text-box>
        </draw:frame>
        <draw:frame draw:style-name="gr7" draw:text-style-name="P5" draw:layer="layout" svg:width="1.484cm" svg:height="0.962cm" svg:x="3.894cm" svg:y="12.184cm">
          <draw:text-box>
            <text:p>idle</text:p>
          </draw:text-box>
        </draw:frame>
        <draw:frame draw:style-name="gr8" draw:text-style-name="P5" draw:layer="layout" svg:width="1.874cm" svg:height="0.962cm" svg:x="3.894cm" svg:y="10.484cm">
          <draw:text-box>
            <text:p>main</text:p>
          </draw:text-box>
        </draw:frame>
        <draw:frame draw:style-name="gr9" draw:text-style-name="P5" draw:layer="layout" svg:width="1.802cm" svg:height="0.962cm" svg:x="3.894cm" svg:y="8.784cm">
          <draw:text-box>
            <text:p>shell</text:p>
          </draw:text-box>
        </draw:frame>
        <draw:custom-shape draw:style-name="gr10" draw:text-style-name="P6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44cm" svg:y1="14.986cm" svg:x2="9.944cm" svg:y2="7.874cm">
          <text:p/>
        </draw:line>
        <draw:line draw:style-name="gr4" draw:text-style-name="P4" draw:layer="layout" svg:x1="11.144cm" svg:y1="14.986cm" svg:x2="11.144cm" svg:y2="7.874cm">
          <text:p/>
        </draw:line>
        <draw:line draw:style-name="gr4" draw:text-style-name="P4" draw:layer="layout" svg:x1="12.904cm" svg:y1="14.986cm" svg:x2="12.904cm" svg:y2="7.874cm">
          <text:p/>
        </draw:line>
        <draw:line draw:style-name="gr4" draw:text-style-name="P4" draw:layer="layout" svg:x1="13.644cm" svg:y1="14.986cm" svg:x2="13.644cm" svg:y2="7.874cm">
          <text:p/>
        </draw:line>
        <draw:line draw:style-name="gr4" draw:text-style-name="P4" draw:layer="layout" svg:x1="14.474cm" svg:y1="14.986cm" svg:x2="14.474cm" svg:y2="7.874cm">
          <text:p/>
        </draw:line>
        <draw:line draw:style-name="gr4" draw:text-style-name="P4" draw:layer="layout" svg:x1="15.214cm" svg:y1="14.986cm" svg:x2="15.214cm" svg:y2="7.874cm">
          <text:p/>
        </draw:line>
        <draw:line draw:style-name="gr4" draw:text-style-name="P4" draw:layer="layout" svg:x1="16.059cm" svg:y1="14.986cm" svg:x2="16.059cm" svg:y2="7.874cm">
          <text:p/>
        </draw:line>
        <draw:line draw:style-name="gr4" draw:text-style-name="P4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3" draw:text-style-name="P9" draw:layer="layout" svg:width="5.318cm" svg:height="5.188cm" svg:x="3.402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318cm" svg:height="7.112cm" svg:x="11.792cm" svg:y="9.052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403cm" svg:height="0.962cm" svg:x="12.792cm" svg:y="9.344cm">
          <draw:text-box>
            <text:p>Queue</text:p>
          </draw:text-box>
        </draw:frame>
        <draw:custom-shape draw:style-name="gr16" draw:text-style-name="P10" xml:id="id2" draw:id="id2" draw:layer="layout" svg:width="3.356cm" svg:height="1.216cm" svg:x="12.238cm" svg:y="14.362cm">
          <text:p text:style-name="P6">Buffer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" draw:id="id1" draw:layer="layout" svg:width="3.356cm" svg:height="1.216cm" svg:x="4.338cm" svg:y="11.262cm">
          <text:p text:style-name="P6">Source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55cm" svg:height="1.673cm" svg:x="4.002cm" svg:y="9.436cm">
          <draw:text-box>
            <text:p>Writer thread</text:p>
            <text:p text:style-name="P6"><text:s/>or ISR</text:p>
          </draw:text-box>
        </draw:frame>
        <draw:connector draw:style-name="gr18" draw:text-style-name="P4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9" draw:text-style-name="P9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3" draw:id="id3" draw:layer="layout" svg:width="3.356cm" svg:height="1.216cm" svg:x="20.339cm" svg:y="11.263cm">
          <text:p text:style-name="P6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549cm" svg:height="0.962cm" svg:x="19.803cm" svg:y="9.437cm">
          <draw:text-box>
            <text:p>Reader thread</text:p>
          </draw:text-box>
        </draw:frame>
        <draw:connector draw:style-name="gr18" draw:text-style-name="P4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8" draw:text-style-name="P4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21" draw:text-style-name="P11" draw:layer="layout" svg:width="1.092cm" svg:height="1.116cm" svg:x="13.42cm" svg:y="10.64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92cm" svg:height="1.116cm" svg:x="13.421cm" svg:y="13.141cm">
          <text:p text:style-name="P6">2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8-13T23:56:27.098727851</dc:date>
    <meta:editing-duration>PT37M22S</meta:editing-duration>
    <meta:editing-cycles>16</meta:editing-cycles>
    <meta:generator>LibreOffice/5.1.4.2$Linux_X86_64 LibreOffice_project/10m0$Build-2</meta:generator>
    <meta:document-statistic meta:object-count="74"/>
  </office:meta>
</office:document-meta>
</file>